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b19" officeooo:paragraph-rsid="0026db1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b1058" officeooo:paragraph-rsid="002b1058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a576a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a576a" officeooo:paragraph-rsid="002a576a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b1058" officeooo:paragraph-rsid="002b1058" style:font-style-asian="normal" style:font-weight-asian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ccc83" officeooo:paragraph-rsid="002ccc8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78334"/>
    </style:style>
    <style:style style:name="T6" style:family="text">
      <style:text-properties fo:language="en" fo:country="US" officeooo:rsid="00281b0f"/>
    </style:style>
    <style:style style:name="T7" style:family="text">
      <style:text-properties officeooo:rsid="002b1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Tapa Ijador Kotaya</text:span>, <text:span text:style-name="T5">sedag-pay melá 3nka netap Marj</text:span><text:span text:style-name="T3"> </text:span>202<text:span text:style-name="T4">6</text:span> <text:span text:style-name="T6">tala tapa 60nka IK Sedag</text:span>.</text:p>
      <text:p text:style-name="P1"/>
      <text:p text:style-name="P5">Tapa Ijador, erájoká-pay tapa epoja máy,</text:p>
      <text:p text:style-name="P1"/>
      <text:p text:style-name="P6">Kiridolay tapa weró tala nahité-ys tefá-notá kúy dé 9 mupé lapis lazuli, pequt epoja-ka matáya-pay ka-kala <text:span text:style-name="T7">epaha tala epilo joka.</text:span></text:p>
      <text:p text:style-name="P8">Tapa nahité-nitule matáya-ys: 2 seda, 6 mirapé kipi 1 huleha netap lapis lazuli, ituta-ys-pay 3 tefá-notá kúy dé 9.</text:p>
      <text:p text:style-name="P1"/>
      <text:p text:style-name="P3">Kipi iporatí-ys.</text:p>
      <text:p text:style-name="P1"/>
      <text:p text:style-name="P3">Doyálup-li netag,</text:p>
      <text:p text:style-name="P2">Lunar_Lunatic_</text:p>
      <text:p text:style-name="P2">FVerndari</text:p>
      <text:p text:style-name="P1"/>
      <text:p text:style-name="P1"/>
      <text:p text:style-name="P1"/>
      <text:p text:style-name="Standard"><text:span text:style-name="T1">[</text:span><text:span text:style-name="T2">Doyulá 60-6: Nahité-ys tefá-notá kúy dé 9 mupé lapis lazuli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02:39.352437158</dc:date>
    <meta:editing-duration>PT16M29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5" meta:character-count="482" meta:non-whitespace-character-count="416"/>
  </office:meta>
</office:document-meta>
</file>